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mily-generic="system"/>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7.247cm" fo:margin-left="0cm" table:align="left"/>
    </style:style>
    <style:style style:name="Tableau1.A" style:family="table-column">
      <style:table-column-properties style:column-width="8.624cm"/>
    </style:style>
    <style:style style:name="Tableau1.A1" style:family="table-cell">
      <style:table-cell-properties fo:padding-left="0.191cm" fo:padding-right="0.191cm" fo:padding-top="0cm" fo:padding-bottom="0cm" fo:border="0.5pt solid #000000"/>
    </style:style>
    <style:style style:name="Tableau2" style:family="table">
      <style:table-properties style:width="17cm" fo:margin-left="0.097cm" table:align="left"/>
    </style:style>
    <style:style style:name="Tableau2.A" style:family="table-column">
      <style:table-column-properties style:column-width="3.307cm"/>
    </style:style>
    <style:style style:name="Tableau2.B" style:family="table-column">
      <style:table-column-properties style:column-width="3.595cm"/>
    </style:style>
    <style:style style:name="Tableau2.C" style:family="table-column">
      <style:table-column-properties style:column-width="10.098cm"/>
    </style:style>
    <style:style style:name="Tableau2.A1" style:family="table-cell">
      <style:table-cell-properties fo:padding="0.097cm" fo:border-left="0.25pt solid #000000" fo:border-right="none" fo:border-top="0.25pt solid #000000" fo:border-bottom="0.25pt solid #000000"/>
    </style:style>
    <style:style style:name="Tableau2.C1" style:family="table-cell">
      <style:table-cell-properties fo:padding="0.097cm" fo:border="0.25pt solid #000000"/>
    </style:style>
    <style:style style:name="Tableau2.A2" style:family="table-cell">
      <style:table-cell-properties fo:padding="0.097cm" fo:border-left="0.25pt solid #000000" fo:border-right="none" fo:border-top="none" fo:border-bottom="0.25pt solid #000000"/>
    </style:style>
    <style:style style:name="Tableau2.C2" style:family="table-cell">
      <style:table-cell-properties fo:padding="0.097cm" fo:border-left="0.25pt solid #000000" fo:border-right="0.25pt solid #000000" fo:border-top="none" fo:border-bottom="0.2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5pt" style:font-size-asian="25pt" style:font-size-complex="25pt"/>
    </style:style>
    <style:style style:name="P4" style:family="paragraph" style:parent-style-name="Standard">
      <style:text-properties fo:font-size="20pt" style:font-size-asian="20pt" style:font-size-complex="20pt"/>
    </style:style>
    <style:style style:name="P5" style:family="paragraph" style:parent-style-name="Standard">
      <style:paragraph-properties fo:text-align="justify" style:justify-single-word="false"/>
      <style:text-properties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style:font-name="Calibri"/>
    </style:style>
    <style:style style:name="P8" style:family="paragraph" style:parent-style-name="Standard">
      <style:paragraph-properties fo:text-align="justify" style:justify-single-word="false"/>
      <style:text-properties style:font-name="Calibri" fo:font-size="14pt" style:font-size-asian="14pt" style:font-size-complex="14pt"/>
    </style:style>
    <style:style style:name="P9" style:family="paragraph" style:parent-style-name="Normal">
      <style:paragraph-properties fo:hyphenation-ladder-count="no-limit" fo:break-before="page"/>
      <style:text-properties fo:hyphenate="true"/>
    </style:style>
    <style:style style:name="P10" style:family="paragraph" style:parent-style-name="Normal">
      <style:paragraph-properties fo:text-align="justify" style:justify-single-word="false" fo:hyphenation-ladder-count="no-limit" fo:break-before="page"/>
      <style:text-properties fo:hyphenate="true"/>
    </style:style>
    <style:style style:name="P11" style:family="paragraph" style:parent-style-name="Normal">
      <style:paragraph-properties fo:text-align="justify" style:justify-single-word="false" fo:hyphenation-ladder-count="no-limit" fo:break-before="page"/>
      <style:text-properties style:font-name="Calibri" fo:hyphenate="true"/>
    </style:style>
    <style:style style:name="P12" style:family="paragraph" style:parent-style-name="Standard">
      <style:paragraph-properties fo:text-align="justify" style:justify-single-word="false" fo:break-before="page"/>
      <style:text-properties style:font-name="Calibri"/>
    </style:style>
    <style:style style:name="P13" style:family="paragraph" style:parent-style-name="Standard">
      <style:paragraph-properties fo:margin-left="0cm" fo:margin-right="0cm" fo:text-align="justify" style:justify-single-word="false" fo:text-indent="1.251cm" style:auto-text-indent="false"/>
      <style:text-properties style:font-name="Calibri"/>
    </style:style>
    <style:style style:name="P14" style:family="paragraph" style:parent-style-name="Normal">
      <style:paragraph-properties fo:margin-left="0cm" fo:margin-right="0cm" fo:text-align="justify" style:justify-single-word="false" fo:text-indent="1.251cm" style:auto-text-indent="false"/>
      <style:text-properties style:font-name="Calibri"/>
    </style:style>
    <style:style style:name="P15" style:family="paragraph" style:parent-style-name="Normal">
      <style:paragraph-properties fo:text-align="justify" style:justify-single-word="false"/>
    </style:style>
    <style:style style:name="P16" style:family="paragraph" style:parent-style-name="Normal">
      <style:paragraph-properties fo:text-align="justify" style:justify-single-word="false" fo:hyphenation-ladder-count="no-limit"/>
      <style:text-properties fo:hyphenate="true"/>
    </style:style>
    <style:style style:name="P17" style:family="paragraph" style:parent-style-name="Normal">
      <style:paragraph-properties fo:text-align="justify" style:justify-single-word="false"/>
      <style:text-properties style:font-name="Calibri"/>
    </style:style>
    <style:style style:name="P18" style:family="paragraph" style:parent-style-name="Normal">
      <style:paragraph-properties fo:text-align="justify" style:justify-single-word="false"/>
      <style:text-properties style:font-name="Calibri" officeooo:rsid="0006cc99" officeooo:paragraph-rsid="0006cc99"/>
    </style:style>
    <style:style style:name="P19" style:family="paragraph" style:parent-style-name="Normal">
      <style:paragraph-properties fo:text-align="center" style:justify-single-word="false"/>
    </style:style>
    <style:style style:name="P20" style:family="paragraph" style:parent-style-name="Normal">
      <style:paragraph-properties fo:text-align="justify" style:justify-single-word="false"/>
      <style:text-properties fo:language="en" fo:country="US"/>
    </style:style>
    <style:style style:name="P21" style:family="paragraph" style:parent-style-name="Normal">
      <style:paragraph-properties fo:text-align="justify" style:justify-single-word="false"/>
      <style:text-properties fo:color="#365f91" style:font-name="Cambria" fo:font-size="14pt" fo:font-weight="bold" style:font-name-asian="Times New Roman" style:font-size-asian="14pt" style:font-weight-asian="bold" style:font-name-complex="Mangal" style:font-size-complex="12.5pt" style:font-weight-complex="bold"/>
    </style:style>
    <style:style style:name="P22" style:family="paragraph" style:parent-style-name="Normal">
      <style:paragraph-properties fo:text-align="justify" style:justify-single-word="false"/>
      <style:text-properties style:font-name="Cambria"/>
    </style:style>
    <style:style style:name="P23" style:family="paragraph" style:parent-style-name="Normal">
      <style:paragraph-properties fo:text-align="justify" style:justify-single-word="false"/>
      <style:text-properties fo:color="#1f497d" style:font-name="Cambria" fo:font-size="14pt" fo:font-weight="bold" style:font-size-asian="14pt" style:font-weight-asian="bold"/>
    </style:style>
    <style:style style:name="P24" style:family="paragraph" style:parent-style-name="Normal">
      <style:paragraph-properties fo:text-align="justify" style:justify-single-word="false" fo:hyphenation-ladder-count="no-limit"/>
      <style:text-properties fo:color="#1f497d" style:font-name="Cambria" fo:font-size="14pt" fo:font-weight="bold" style:font-size-asian="14pt" style:font-weight-asian="bold" fo:hyphenate="true"/>
    </style:style>
    <style:style style:name="P25" style:family="paragraph" style:parent-style-name="Normal">
      <style:paragraph-properties fo:text-align="justify" style:justify-single-word="false"/>
      <style:text-properties fo:color="#1f497d" style:font-name="Cambria" fo:font-size="14pt" style:font-size-asian="14pt"/>
    </style:style>
    <style:style style:name="P26" style:family="paragraph" style:parent-style-name="Normal">
      <style:paragraph-properties fo:text-align="justify" style:justify-single-word="false"/>
      <style:text-properties fo:color="#1f497d" style:font-name="Cambria"/>
    </style:style>
    <style:style style:name="P27" style:family="paragraph" style:parent-style-name="Table_20_Contents">
      <style:paragraph-properties fo:text-align="center" style:justify-single-word="false"/>
      <style:text-properties style:font-name="Calibri"/>
    </style:style>
    <style:style style:name="P28" style:family="paragraph" style:parent-style-name="Table_20_Contents">
      <style:paragraph-properties fo:text-align="center" style:justify-single-word="false"/>
      <style:text-properties style:font-name="Calibri" officeooo:rsid="0008d53a" officeooo:paragraph-rsid="0008d53a"/>
    </style:style>
    <style:style style:name="P29" style:family="paragraph" style:parent-style-name="Standard" style:master-page-name="MPF0">
      <style:paragraph-properties fo:text-align="center" style:justify-single-word="false" style:page-number="auto" fo:break-before="page"/>
    </style:style>
    <style:style style:name="P30" style:family="paragraph" style:parent-style-name="Heading_20_1">
      <style:paragraph-properties fo:text-align="center" style:justify-single-word="false"/>
      <style:text-properties fo:font-size="18pt" style:font-size-asian="18pt"/>
    </style:style>
    <style:style style:name="P31" style:family="paragraph" style:parent-style-name="Heading_20_1">
      <style:paragraph-properties fo:text-align="center" style:justify-single-word="false"/>
      <style:text-properties fo:font-size="36pt" style:font-size-asian="36pt"/>
    </style:style>
    <style:style style:name="P32" style:family="paragraph" style:parent-style-name="Heading_20_1">
      <style:text-properties fo:font-size="16pt" style:font-size-asian="16pt"/>
    </style:style>
    <style:style style:name="P33" style:family="paragraph" style:parent-style-name="Heading_20_1">
      <style:paragraph-properties fo:text-align="center" style:justify-single-word="false"/>
      <style:text-properties fo:font-size="16pt" style:text-underline-style="solid" style:text-underline-width="auto" style:text-underline-color="font-color" style:text-underline-mode="continuous" style:text-overline-mode="continuous" style:text-line-through-mode="continuous" style:font-size-asian="16pt"/>
    </style:style>
    <style:style style:name="P34" style:family="paragraph" style:parent-style-name="Heading_20_1">
      <style:paragraph-properties fo:text-align="justify" style:justify-single-word="false"/>
    </style:style>
    <style:style style:name="P35" style:family="paragraph" style:parent-style-name="Heading_20_2">
      <style:paragraph-properties fo:text-align="center" style:justify-single-word="false"/>
    </style:style>
    <style:style style:name="P36" style:family="paragraph" style:parent-style-name="Heading_20_2">
      <style:paragraph-properties fo:text-align="justify" style:justify-single-word="false"/>
    </style:style>
    <style:style style:name="P37" style:family="paragraph" style:parent-style-name="Heading_20_3">
      <style:paragraph-properties fo:text-align="justify" style:justify-single-word="false"/>
    </style:style>
    <style:style style:name="P38" style:family="paragraph" style:parent-style-name="Heading_20_3">
      <style:paragraph-properties fo:text-align="justify" style:justify-single-word="false"/>
      <style:text-properties style:font-size-complex="12pt"/>
    </style:style>
    <style:style style:name="P39" style:family="paragraph" style:parent-style-name="Heading_20_3">
      <style:paragraph-properties fo:text-align="justify" style:justify-single-word="false"/>
      <style:text-properties fo:font-size="13pt" style:font-size-asian="13pt" style:font-size-complex="13pt"/>
    </style:style>
    <style:style style:name="P40" style:family="paragraph" style:parent-style-name="Normal">
      <style:paragraph-properties fo:text-align="justify" style:justify-single-word="false"/>
    </style:style>
    <style:style style:name="P41" style:family="paragraph" style:parent-style-name="Normal">
      <style:paragraph-properties fo:text-align="justify" style:justify-single-word="false">
        <style:tab-stops>
          <style:tab-stop style:position="2.514cm"/>
        </style:tab-stops>
      </style:paragraph-properties>
    </style:style>
    <style:style style:name="P42" style:family="paragraph" style:parent-style-name="Normal">
      <style:paragraph-properties fo:text-align="justify" style:justify-single-word="false"/>
      <style:text-properties style:font-name="Calibri" officeooo:rsid="000d6b94" officeooo:paragraph-rsid="000d6b94"/>
    </style:style>
    <style:style style:name="P43" style:family="paragraph" style:parent-style-name="Normal">
      <style:paragraph-properties fo:text-align="justify" style:justify-single-word="false"/>
      <style:text-properties style:font-name="Calibri" officeooo:rsid="000dce06" officeooo:paragraph-rsid="000dce06"/>
    </style:style>
    <style:style style:name="T1" style:family="text">
      <style:text-properties style:font-name="Calibri"/>
    </style:style>
    <style:style style:name="T2" style:family="text">
      <style:text-properties style:font-name="Calibri" officeooo:rsid="000a829e"/>
    </style:style>
    <style:style style:name="T3" style:family="text">
      <style:text-properties style:font-name="Calibri" officeooo:rsid="000b7679"/>
    </style:style>
    <style:style style:name="T4" style:family="text">
      <style:text-properties fo:font-size="13pt" style:font-size-asian="13pt" style:font-size-complex="13pt"/>
    </style:style>
    <style:style style:name="T5" style:family="text">
      <style:text-properties style:font-name="Cambria"/>
    </style:style>
    <style:style style:name="T6" style:family="text">
      <style:text-properties officeooo:rsid="000387a0"/>
    </style:style>
    <style:style style:name="T7" style:family="text">
      <style:text-properties officeooo:rsid="0004806e"/>
    </style:style>
    <style:style style:name="T8" style:family="text">
      <style:text-properties officeooo:rsid="0005dc35"/>
    </style:style>
    <style:style style:name="T9" style:family="text">
      <style:text-properties officeooo:rsid="000dce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
      <text:p text:style-name="P2"/>
      <text:h text:style-name="P30" text:outline-level="1"/>
      <text:h text:style-name="P30" text:outline-level="1"/>
      <text:h text:style-name="P30" text:outline-level="1"/>
      <text:h text:style-name="P31" text:outline-level="1">ENGRENAGES</text:h>
      <text:h text:style-name="P35" text:outline-level="2">Logiciel de chat décentralisé</text:h>
      <text:p text:style-name="P9"/>
      <text:h text:style-name="P32" text:outline-level="1"/>
      <text:h text:style-name="P33" text:outline-level="1">Sommaire</text:h>
      <text:p text:style-name="Normal"/>
      <text:p text:style-name="Normal"/>
      <text:p text:style-name="Normal">Page 1 : Sommaire</text:p>
      <text:p text:style-name="Normal">Page 2 : Introduction, présentation du projet</text:p>
      <text:p text:style-name="Normal">Page 3 : Cahier des charges du projet</text:p>
      <text:p text:style-name="Normal">Page 4 : Déroulement du projet et répartition du travail</text:p>
      <text:p text:style-name="Normal">Page 5 : Présentation de l’application</text:p>
      <text:p text:style-name="Normal">Pages 6-7 : Conception du projet</text:p>
      <text:p text:style-name="Normal">Pages 8-9 : Conclusion</text:p>
      <text:p text:style-name="P3"/>
      <text:p text:style-name="P4"/>
      <text:h text:style-name="Heading_20_1" text:outline-level="1"/>
      <text:p text:style-name="P9"/>
      <text:h text:style-name="Heading_20_1" text:outline-level="1"/>
      <text:h text:style-name="P34" text:outline-level="1">Introduction, présentation du projet :</text:h>
      <text:p text:style-name="P5"/>
      <text:p text:style-name="P6"><text:tab/><text:span text:style-name="Police_20_par_20_défaut"><text:span text:style-name="T1">Nous avons choisi de programmer un logiciel de chat en ligne décentralisé. L'objectif est de permettre à n'importe quel utilisateur de se connecter à un autre utilisateur, puis à tout le réseau. Ainsi, même si une connexion se perd, l'ensemble du système reste viable.</text:span></text:span></text:p>
      <text:p text:style-name="P7">Il s'agira donc de coder un programme robuste, capable de prendre en charge des échanges de messages sur le réseau.</text:p>
      <text:p text:style-name="P7"/>
      <text:p text:style-name="P13">Ce projet a donc comme thème principal la création et la connexion à un réseau, ainsi que les échanges d’informations entre les différentes composantes de ce réseau.</text:p>
      <text:p text:style-name="P12"/>
      <text:h text:style-name="P34" text:outline-level="1">Cahier des charges :</text:h>
      <text:p text:style-name="P8"/>
      <text:p text:style-name="P13">Le logiciel « Engrenages » devra être capable :</text:p>
      <text:p text:style-name="P7">- De créer un serveur ouvert aux connexions</text:p>
      <text:p text:style-name="P7">- De créer un client capable de se connecter à un serveur existant</text:p>
      <text:p text:style-name="P7">- D’afficher une interface graphique, contenant elle-même plusieurs éléments :</text:p>
      <text:p text:style-name="P7"><text:tab/>- La liste des messages reçus et envoyés classés dans l’ordre chronologique d’envoi</text:p>
      <text:p text:style-name="P7"><text:tab/>- La liste des personnes connectées au réseau</text:p>
      <text:p text:style-name="P7"><text:tab/>- Une zone pour écrire et envoyer des messages</text:p>
      <text:p text:style-name="P7"><text:tab/>- <text:span text:style-name="T6">Un bouton pour se connecter à un nouveau serveur</text:span></text:p>
      <text:p text:style-name="P7"><text:tab/>- <text:span text:style-name="T6">Un bouton permettant d’envoyer des messages privés</text:span></text:p>
      <text:p text:style-name="P7"><text:tab/>- Un bouton pour se déconnecter</text:p>
      <text:p text:style-name="P6"/>
      <text:p text:style-name="P7">Pour le réaliser, nous avons programmé en Python 3, en utilisant la bibliothèque tkinter pour la partie graphique. Bien qu'ayant appris à maitriser la bibliothèque graphics_isn, elle-même basée sur pygame, nous avons convenu qu'elle n'était pas adaptée à nos besoins, s'utilisant plus comme son nom l'indique, dans des jeux vidéo que dans des logiciels de chat.</text:p>
      <text:p text:style-name="P10"/>
      <text:h text:style-name="P34" text:outline-level="1"/>
      <text:h text:style-name="P34" text:outline-level="1">Déroulement du projet, répartition du travail</text:h>
      <text:p text:style-name="P15"/>
      <text:h text:style-name="P36" text:outline-level="2"><text:tab/>Déroulement du projet</text:h>
      <text:p text:style-name="P15"/>
      <text:p text:style-name="P14">La réalisation de ce projet s’est réalisée en plusieurs temps :</text:p>
      <text:p text:style-name="P17">-Choix du sujet, établissement du cahier des charges et répartition des tâches</text:p>
      <text:p text:style-name="P17">-Création de la structure du programme (Classes Serveur et Client) et des fenêtres graphiques principales</text:p>
      <text:p text:style-name="P17">-Mise au point d’une version Alpha fonctionnelle mais très basique</text:p>
      <text:p text:style-name="P17">-Test de la version Alpha à l’aide de raspberries + élaboration d’une version Béta corrigeant les problèmes révélés par ces premiers tests</text:p>
      <text:p text:style-name="P17">-Ajout de fonctions annexes (messages privés, liste de pseudos) n’étant pas directement liées au fonctionnement du serveur</text:p>
      <text:p text:style-name="P17">-Tests et bug-tracking de la version 1.0 ainsi réalisée</text:p>
      <text:p text:style-name="P17">-Fusion des deux classes Client et Server en une unique classe Rouages</text:p>
      <text:p text:style-name="P17">-Utilisation de la méthode grid pour tkinter pour diminuer les différences graphiques entre Windows et Python (plus détaillées dans la partie problèmes rencontrés)</text:p>
      <text:p text:style-name="P17">-Correction du bugs mineurs, <text:span text:style-name="T7">ajouts de fonctions de contrôle des données entrées par l’utilisateur</text:span> et rédaction du dossier-projet</text:p>
      <text:p text:style-name="P17">-Aboutissement à une version finale satisfaisante</text:p>
      <text:p text:style-name="P15"/>
      <text:p text:style-name="P15"/>
      <text:h text:style-name="P36" text:outline-level="2"><text:tab/>Répartition du travail</text:h>
      <text:p text:style-name="P15"/>
      <text:p text:style-name="P14">La partie du programme concernant la création et la connexion au serveur de chat est assurée par Alexandre ; tout ce qui concerne l’interface graphique (Création des différentes fenêtres et boutons, zones de saisie de textes…) est réalisée par Aurélien. Plus précisément, voici un tableau récapitulatif des fonctions réalisées par chacun :</text:p>
      <text:p text:style-name="P17"/>
      <table:table table:name="Tableau1" table:style-name="Tableau1">
        <table:table-column table:style-name="Tableau1.A" table:number-columns-repeated="2"/>
        <table:table-row>
          <table:table-cell table:style-name="Tableau1.A1" office:value-type="string">
            <text:p text:style-name="P19">Alexandre</text:p>
          </table:table-cell>
          <table:table-cell table:style-name="Tableau1.A1" office:value-type="string">
            <text:p text:style-name="P19">Aurélien</text:p>
          </table:table-cell>
        </table:table-row>
        <table:table-row>
          <table:table-cell table:style-name="Tableau1.A1" office:value-type="string">
            <text:p text:style-name="P20">sendTimedMessage</text:p>
            <text:p text:style-name="P20">sendMessage</text:p>
            <text:p text:style-name="P20">shutdown</text:p>
            <text:p text:style-name="P20">connect_and_destroy</text:p>
            <text:p text:style-name="P20">sendMPandDestroy</text:p>
            <text:p text:style-name="P15">connect_and_destroy</text:p>
            <text:p text:style-name="P15">check_pseudo</text:p>
            <text:p text:style-name="P15"/>
            <text:p text:style-name="P15">Classe Rouages ainsi que ses sous-fonctions</text:p>
          </table:table-cell>
          <table:table-cell table:style-name="Tableau1.A1" office:value-type="string">
            <text:p text:style-name="P15">diff_pseudo</text:p>
            <text:p text:style-name="P15">MP</text:p>
            <text:p text:style-name="P15">identification</text:p>
            <text:p text:style-name="P15">choisir_ip</text:p>
            <text:p text:style-name="P15">fenetre_princ</text:p>
          </table:table-cell>
        </table:table-row>
      </table:table>
      <text:p text:style-name="P15"/>
      <text:p text:style-name="P10"/>
      <text:p text:style-name="P15"/>
      <text:p text:style-name="P21"/>
      <text:p text:style-name="P21"/>
      <text:p text:style-name="P15"/>
      <text:p text:style-name="P22"/>
      <text:p text:style-name="P24">Présentation de l’application</text:p>
      <text:p text:style-name="P16"/>
      <text:h text:style-name="P37" text:outline-level="3"><text:tab/><text:span text:style-name="Police_20_par_20_défaut"><text:span text:style-name="T4">Interface utilisateur</text:span></text:span></text:h>
      <text:p text:style-name="P17"/>
      <text:p text:style-name="P17"><text:tab/>Lors du lancement du programme, une fenêtre s’ouvre, <text:span text:style-name="T8">proposant à l’utilisateur de rentrer son pseudo. Il est à savoir que l’affichage de cette fenêtre peut être sauté en passant comme argument au programme « --pseudo MonPseudo ». L</text:span>a fenêtre principale s’ouvre <text:span text:style-name="T8">ensuite,</text:span> composée d’une zone où s’affichent les messages envoyés et reçus depuis la connexion de l’utilisateur (sur la gauche), d’une zone où écrire un message à envoyer (en-dessous), d’un bouton pour ouvrir la fenêtre des messages privés (où l’utilisateur doit entrer un pseudo et un message qui ne sera visible que de son destinataire), d’une zone où sont inscrits les pseudos de chaque utilisateurs connectés, <text:span text:style-name="T8">d’un bouton permettant la connexion à un nouveau serveur,</text:span> et enfin d’un bouton déconnexion.</text:p>
      <text:p text:style-name="P17"/>
      <text:h text:style-name="P37" text:outline-level="3"><text:span text:style-name="Police_20_par_20_défaut"><text:span text:style-name="T1"><text:tab/></text:span></text:span><text:span text:style-name="Police_20_par_20_défaut"><text:span text:style-name="T4">Système</text:span></text:span></text:h>
      <text:p text:style-name="P15"/>
      <text:p text:style-name="P15"><text:span text:style-name="Police_20_par_20_défaut"><text:span text:style-name="T5"><text:tab/></text:span></text:span><text:span text:style-name="Police_20_par_20_défaut"><text:span text:style-name="T1">On peut résumer le fonctionnement d'engrenages de la manière suivante : Lorsqu'un message est envoyé, on lui ajoute la date précise de l'envoi (un timestamp, ou tampon temporel en français), et on envoi ce message à tous les utilisateurs connectés. Chaque utilisateur lis et affiche le message puis ajoute le timestamp à une liste, puis renvoi lui-même le message à tous ses connectés. L'astuce consiste dans le fait que le message n'est lu et affiché que si le timestamp n'est pas déjà connu. Ainsi le message se propage à tous les utilisateurs quelques soit leur ordre de connexion.</text:span></text:span></text:p>
      <text:p text:style-name="P15"><text:span text:style-name="Police_20_par_20_défaut"><text:span text:style-name="T1"/></text:span></text:p>
      <text:p text:style-name="P15"><text:span text:style-name="Police_20_par_20_défaut"><text:span text:style-name="T1"><text:tab/></text:span></text:span><text:span text:style-name="Police_20_par_20_défaut"><text:span text:style-name="T2">Vient après le système des connexions : Chaque instance du programme agit comme un « noeud », comme un rouage du programme global, c’est le système de pair à pair.</text:span></text:span></text:p>
      <text:h text:style-name="P38" text:outline-level="3"/>
      <text:h text:style-name="P38" text:outline-level="3"/>
      <text:h text:style-name="P39" text:outline-level="3"><text:tab/>Fonctionnalités implémentées</text:h>
      <text:p text:style-name="P17"/>
      <text:p text:style-name="P17"><text:tab/>Le logiciel possède les fonctionnalités suivantes :</text:p>
      <text:p text:style-name="P17">-Choix du pseudo (différent cependant de ceux des utilisateurs déjà connectés)</text:p>
      <text:p text:style-name="P17">-Envoi et réception de messages avec le pseudo de l’expéditeur</text:p>
      <text:p text:style-name="P17">-Envoi et réception de messages privés</text:p>
      <text:p text:style-name="P17">-Affichage de la liste des utilisateurs connectés</text:p>
      <text:p text:style-name="P17">-Possibilité de se déconnecter sans éteindre la console ni faire crasher le serveur</text:p>
      <text:p text:style-name="P17"/>
      <text:p text:style-name="P10"/>
      <text:h text:style-name="P34" text:outline-level="1"/>
      <text:h text:style-name="P34" text:outline-level="1">Conception du projet</text:h>
      <text:p text:style-name="P15"/>
      <text:h text:style-name="P37" text:outline-level="3"><text:tab/><text:span text:style-name="Police_20_par_20_défaut"><text:span text:style-name="T4">Structure de données utilisée</text:span></text:span></text:h>
      <text:p text:style-name="P15"/>
      <text:p text:style-name="P17"><text:tab/>La principale structure de donnée créée est celle des messages. En effet, ceci passant d'une instance à l'autre du programme via le réseau, il a fallu normaliser ces messages. Ils correspondent en fait à un tableau s'organisant de la manière suivante :</text:p>
      <table:table table:name="Tableau2" table:style-name="Tableau2">
        <table:table-column table:style-name="Tableau2.A"/>
        <table:table-column table:style-name="Tableau2.B"/>
        <table:table-column table:style-name="Tableau2.C"/>
        <table:table-row>
          <table:table-cell table:style-name="Tableau2.A1" office:value-type="string">
            <text:p text:style-name="P27">Index</text:p>
          </table:table-cell>
          <table:table-cell table:style-name="Tableau2.A1" office:value-type="string">
            <text:p text:style-name="P27">Nom</text:p>
          </table:table-cell>
          <table:table-cell table:style-name="Tableau2.C1" office:value-type="string">
            <text:p text:style-name="P27">Valeurs possibles</text:p>
          </table:table-cell>
        </table:table-row>
        <table:table-row>
          <table:table-cell table:style-name="Tableau2.A2" office:value-type="string">
            <text:p text:style-name="P27">0</text:p>
          </table:table-cell>
          <table:table-cell table:style-name="Tableau2.A2" office:value-type="string">
            <text:p text:style-name="P27">timestamp</text:p>
          </table:table-cell>
          <table:table-cell table:style-name="Tableau2.C2" office:value-type="string">
            <text:p text:style-name="P27">Variable de type string, correspondant à la date précise de l'envoi du message.</text:p>
          </table:table-cell>
        </table:table-row>
        <table:table-row>
          <table:table-cell table:style-name="Tableau2.A2" office:value-type="string">
            <text:p text:style-name="P27">1</text:p>
          </table:table-cell>
          <table:table-cell table:style-name="Tableau2.A2" office:value-type="string">
            <text:p text:style-name="P27">message</text:p>
          </table:table-cell>
          <table:table-cell table:style-name="Tableau2.C2" office:value-type="string">
            <text:p text:style-name="P27">Variable de type string, contenant le message</text:p>
            <text:p text:style-name="P27">OU variable de type tableau de string, contenant une liste de pseudo</text:p>
          </table:table-cell>
        </table:table-row>
        <table:table-row>
          <table:table-cell table:style-name="Tableau2.A2" office:value-type="string">
            <text:p text:style-name="P27">2</text:p>
          </table:table-cell>
          <table:table-cell table:style-name="Tableau2.A2" office:value-type="string">
            <text:p text:style-name="P27">pseudo</text:p>
          </table:table-cell>
          <table:table-cell table:style-name="Tableau2.C2" office:value-type="string">
            <text:p text:style-name="P27">Variable de type string, contenant le pseudo de l'envoyeur</text:p>
          </table:table-cell>
        </table:table-row>
        <table:table-row>
          <table:table-cell table:style-name="Tableau2.A2" office:value-type="string">
            <text:p text:style-name="P27">3</text:p>
          </table:table-cell>
          <table:table-cell table:style-name="Tableau2.A2" office:value-type="string">
            <text:p text:style-name="P27">destinataire</text:p>
          </table:table-cell>
          <table:table-cell table:style-name="Tableau2.C2" office:value-type="string">
            <text:p text:style-name="P27">Variable de type string, contenant le pseudo du destinataire, par défaut nulle, et donc destiné à tout le monde.</text:p>
          </table:table-cell>
        </table:table-row>
        <table:table-row>
          <table:table-cell table:style-name="Tableau2.A2" office:value-type="string">
            <text:p text:style-name="P28">4</text:p>
          </table:table-cell>
          <table:table-cell table:style-name="Tableau2.A2" office:value-type="string">
            <text:p text:style-name="P28">éloignement</text:p>
          </table:table-cell>
          <table:table-cell table:style-name="Tableau2.C2" office:value-type="string">
            <text:p text:style-name="P28">Variable de type int, permettant de savoir d’où provient le message.</text:p>
          </table:table-cell>
        </table:table-row>
      </table:table>
      <text:p text:style-name="P17"/>
      <text:p text:style-name="P15"/>
      <text:p text:style-name="P15"/>
      <text:p text:style-name="P15"/>
      <text:h text:style-name="P37" text:outline-level="3"><text:tab/><text:span text:style-name="Police_20_par_20_défaut"><text:span text:style-name="T4">Fonctionnement des algorithmes implémentés</text:span></text:span></text:h>
      <text:p text:style-name="P15"/>
      <text:p text:style-name="P17"><text:tab/>Les différentes fonctions composant le logiciel, leur utilité et leur fonctionnement sont récapitulées dans le tableau ci-dessous :</text:p>
      <text:p text:style-name="P17"/>
      <text:p text:style-name="P17">***********Ajouter Tableau une fois le programme fini*********</text:p>
      <text:p text:style-name="P11"/>
      <text:p text:style-name="P17"/>
      <text:p text:style-name="P17"/>
      <text:p text:style-name="P25"/>
      <text:p text:style-name="P26"/>
      <text:p text:style-name="P23">Conclusion</text:p>
      <text:p text:style-name="P23"/>
      <text:h text:style-name="P37" text:outline-level="3"><text:tab/><text:span text:style-name="Police_20_par_20_défaut"><text:span text:style-name="T4">Problèmes particuliers rencontrés et solutions apportées</text:span></text:span></text:h>
      <text:p text:style-name="P15"/>
      <text:p text:style-name="P17">- Un des problèmes majeurs a été de construire une infrastructure totalement décentralisée. Cela se caractérise par la définition même d'un socket. Il est soit en mode « écoute », auquel cas il attend une connexion sur un port donné, ou en mode « simple », auquel cas il peut se connecter à un socket distant : cela correspond au principe de base d'un réseau client/serveur, mais non pas peer2peer. Il a donc fallut, dans chaque instance, mettre en place un client (via la classe Client), capable de se connecter à une instance à distance, et un serveur, capable de recevoir des connections. Le tout en simultané, et sans oublier une communication possible entre notre client et notre serveur local. Nous avons donc choisi de faire des classes héritant de la classe Thread de python, permettant l'exécution de code en simultané.</text:p>
      <text:p text:style-name="P18">Cependant, après réflexion, il nous est apparut que le fonctionnement des deux classes était tellement similaire que l’on pouvait les réunir dans une seule et même « super-classe », la classe Rouage. On y retrouve d’ailleurs bien le concept du peer2peer : le client et le serveur sont assurés par la même classe.</text:p>
      <text:p text:style-name="P17"/>
      <text:p text:style-name="P17">- <text:s/>Un autre problème a été la gestion des pseudos. En effet, pour notre instance, un message est lié à un socket, et non pas à un pseudo. Plutôt que d'opter pour une liste de concordance pseudo/socket, nous avons choisi d'utiliser l'infrastructure déjà en place d'envoi de message. Il a suffi de définir un certain destinataire (SYSTEM), destiné à recevoir des instructions d'autres instances, comme une liste de pseudo mise à jour.</text:p>
      <text:p text:style-name="P18">Là encore, il a fallut implémenter une méthode évitant que deux utilisateurs aient le même pseudo. Cela s’est traduit par l’envoi d’une série de messages avant même que l’utilisateur puisse lui même en envoyer, afin de contrôler les pseudos.</text:p>
      <text:p text:style-name="P17"/>
      <text:p text:style-name="P17">- Concernant l’interface graphique, nous avons rencontré certain es difficultés pour utiliser la bibliothèque tkinter : en effet, bien qu’étant beaucoup plus puissante que graphics_isn, elle est bien plus difficile à prendre en main, et en plus de cela l’apparence de la fenêtre et le positionnement des widgets n’est pas exactement le même entre Windows (le système d’exploitation des ordinateurs utilisés pour programmer) et Linux (le système d’exploitation des Raspberries), ce qui fait qu’il est arrivé plusieurs fois qu’une fenêtre rendant très bien sous Windows soit anarchique sous Linux. Il a donc fallu procéder par couches successives, au rythme des moments où nous avions accès aux Raspberries pour pouvoir observer ce qu’il fallait modifier.</text:p>
      <text:p text:style-name="P17"/>
      <text:p text:style-name="P17"/>
      <text:h text:style-name="P37" text:outline-level="3"><text:tab/><text:span text:style-name="Police_20_par_20_défaut"><text:span text:style-name="T4">Impressions personnelles</text:span></text:span></text:h>
      <text:p text:style-name="P17"/>
      <text:p text:style-name="P42">Alexandre : </text:p>
      <text:p text:style-name="P42"><text:tab/>Tout d’abord, je dois dire que j’ai réellement apprécié travailler sur ce sujet. Le plus dur et plus passionnant a été la découverte de la programmation réseau ainsi que l’élaboration théorique <text:soft-page-break/>du fonctionnement d’engrenages. Il était en effet impossible pour moi de me lancer dans la programmation sans réfléchir, car je n’avais aucune base dans ce domaine. <text:span text:style-name="T9">Le plus dur a été par contre la confrontation au réel, notamment avec le peu d’heures dont nous disposions pour tester ces programmes « théoriques » sur de vrais machines. Heureusement, sur la fin du projet, nous avons réussi à développer un méthode permettant de lancer plusieurs instances du programme sur un même ordinateur.</text:span></text:p>
      <text:p text:style-name="P43">Enfin, cela a été un plaisir de travailler avec Aurélien, qui répondait toujours présent lorsque j’avais une demande particulière avec l’interface utilisateur, et n’a pas hésité à réécrire plusieurs fois différemment sa partie pour s’adapter aux évolutions du système.</text:p>
      <text:p text:style-name="P17"/>
      <text:p text:style-name="P17"/>
      <text:h text:style-name="P37" text:outline-level="3"><text:tab/><text:span text:style-name="Police_20_par_20_défaut"><text:span text:style-name="T4">Améliorations et extensions possibles</text:span></text:span></text:h>
      <text:p text:style-name="P15"/>
      <text:p text:style-name="P15"><text:span text:style-name="Police_20_par_20_défaut"><text:span text:style-name="T1">-Implémentation d’une fonction pour envoyer des émoticônes</text:span></text:span></text:p>
      <text:p text:style-name="P41"><text:span text:style-name="Police_20_par_20_défaut"><text:span text:style-name="T1">-</text:span></text:span><text:span text:style-name="Police_20_par_20_défaut"><text:span text:style-name="T3">Capacité de dessiner une représentation graphique du réseau, grâce à l’éloigneme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mily-generic="system"/>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olice_20_par_20_défaut" style:display-name="Police par défaut" style:family="text"/>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style:style>
    <style:style style:name="Titre_20_2_20_Car" style:display-name="Titre 2 Car" style:family="text" style:parent-style-name="Police_20_par_20_défau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style:font-weight-complex="bold"/>
    </style:style>
    <style:style style:name="Titre_20_3_20_Car" style:display-name="Titre 3 Car" style:family="text" style:parent-style-name="Police_20_par_20_défau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
        <text:p text:style-name="Header">Alexandre Moine et Aurélien Piroulas</text:p>
      </style:header>
      <style:footer>
        <text:p text:style-name="MP1"><text:page-number text:select-page="current">6</text:page-number></text:p>
        <text:p text:style-name="MP1"/>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1.0$Linux_X86_64 LibreOffice_project/10$Build-1</meta:generator>
    <meta:initial-creator>Alexandre Moine</meta:initial-creator>
    <meta:creation-date>2016-03-23T17:16:00Z</meta:creation-date>
    <dc:date>2016-04-22T10:50:47.012652884</dc:date>
    <meta:editing-cycles>36</meta:editing-cycles>
    <meta:editing-duration>PT3H59M</meta:editing-duration>
    <meta:document-statistic meta:table-count="2" meta:image-count="0" meta:object-count="0" meta:page-count="9" meta:paragraph-count="110" meta:word-count="1622" meta:character-count="10338" meta:non-whitespace-character-count="8801"/>
    <meta:template xlink:type="simple" xlink:actuate="onRequest" xlink:title="" xlink:href="Normal"/>
  </office:meta>
</office:document-meta>
</file>